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1cm" svg:stroke-color="#000000" draw:marker-start-width="0.409cm" draw:marker-end-width="0.409cm" draw:fill="solid" draw:fill-color="#ffffff" draw:textarea-horizontal-align="justify" draw:textarea-vertical-align="middle" draw:auto-grow-height="false" fo:min-height="4.353cm" fo:min-width="4.353cm" fo:padding-top="0.019cm" fo:padding-bottom="0.019cm" fo:padding-left="0.019cm" fo:padding-right="0.01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LANCAS</text:p>
      <text:p text:style-name="P1">En las siguientes palancas, dibuja el Fulcro o apoyo con un triángulo, dibuja la Fuerza con una letra F y dibuja la Resistencia con un cuadrado. Indica de qué grado es cada palanca.</text:p>
      <text:p text:style-name="P1"><draw:g text:anchor-type="paragraph" draw:z-index="0" draw:name="DrawObject1" draw:style-name="gr1"><draw:custom-shape draw:name="Forma 1" draw:style-name="gr2" draw:text-style-name="P3" svg:width="4.393cm" svg:height="4.393cm" svg:x="0.452cm" svg:y="1.081cm"><text:p/><draw:enhanced-geometry svg:viewBox="0 0 21600 21600" draw:type="rectangle" draw:enhanced-path="M 0 0 L 21600 0 21600 21600 0 21600 0 0 Z N"/></draw:custom-shape><draw:custom-shape draw:name="Forma 2" draw:style-name="gr2" draw:text-style-name="P3" svg:width="4.393cm" svg:height="4.393cm" svg:x="4.844cm" svg:y="1.081cm"><text:p/><draw:enhanced-geometry svg:viewBox="0 0 21600 21600" draw:type="rectangle" draw:enhanced-path="M 0 0 L 21600 0 21600 21600 0 21600 0 0 Z N"/></draw:custom-shape><draw:custom-shape draw:name="Forma 3" draw:style-name="gr2" draw:text-style-name="P3" svg:width="4.393cm" svg:height="4.393cm" svg:x="9.236cm" svg:y="1.081cm"><text:p/><draw:enhanced-geometry svg:viewBox="0 0 21600 21600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7:43:12.239000000</meta:creation-date>
    <dc:date>2022-05-27T17:49:31.150000000</dc:date>
    <meta:editing-duration>PT6M20S</meta:editing-duration>
    <meta:editing-cycles>1</meta:editing-cycles>
    <meta:document-statistic meta:table-count="0" meta:image-count="0" meta:object-count="0" meta:page-count="1" meta:paragraph-count="2" meta:word-count="34" meta:character-count="189" meta:non-whitespace-character-count="157"/>
    <meta:generator>LibreOffice/7.2.5.2$Windows_X86_64 LibreOffice_project/499f9727c189e6ef3471021d6132d4c694f357e5</meta:generator>
  </office:meta>
</office:document-meta>
</file>